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4F0000024FF61B8D187C6D09B5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language="es" fo:country="ES" fo:font-weight="bold" officeooo:paragraph-rsid="00001d77" style:font-weight-asian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ibri" fo:font-size="11pt" fo:language="es" fo:country="ES" fo:font-weight="normal" officeooo:rsid="00001d77" officeooo:paragraph-rsid="0006c358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fo:language="es" fo:country="ES" fo:font-weight="normal" officeooo:rsid="00001d77" officeooo:paragraph-rsid="0009c8f9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ibri" fo:font-size="11pt" fo:language="es" fo:country="ES" fo:font-weight="normal" officeooo:rsid="0001a986" officeooo:paragraph-rsid="0006c358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ibri" fo:font-size="11pt" fo:language="es" fo:country="ES" fo:font-weight="normal" officeooo:rsid="0009c8f9" officeooo:paragraph-rsid="0009c8f9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45d5d"/>
    </style:style>
    <style:style style:name="P8" style:family="paragraph" style:parent-style-name="Standard" style:master-page-name="">
      <loext:graphic-properties draw:fill="none"/>
      <style:paragraph-properties fo:margin-left="10.8cm" fo:margin-right="0cm" fo:line-height="150%" fo:text-align="start" style:justify-single-word="false" fo:text-indent="0cm" style:auto-text-indent="false" style:page-number="auto" fo:background-color="transparent"/>
      <style:text-properties fo:language="es" fo:country="ES" fo:font-weight="bold" officeooo:paragraph-rsid="00001d77" style:font-weight-asian="bold"/>
    </style:style>
    <style:style style:name="P9" style:family="paragraph" style:parent-style-name="Standard">
      <loext:graphic-properties draw:fill="none"/>
      <style:paragraph-properties fo:margin-left="10.8cm" fo:margin-right="0cm" fo:line-height="150%" fo:text-align="start" style:justify-single-word="false" fo:text-indent="0cm" style:auto-text-indent="false" fo:background-color="transparent"/>
      <style:text-properties fo:language="es" fo:country="ES" fo:font-weight="bold" officeooo:rsid="00061fe9" officeooo:paragraph-rsid="00061fe9" fo:background-color="transparent" style:font-weight-asian="bold"/>
    </style:style>
    <style:style style:name="P10" style:family="paragraph" style:parent-style-name="Standard">
      <loext:graphic-properties draw:fill="none"/>
      <style:paragraph-properties fo:margin-left="10.8cm" fo:margin-right="0cm" fo:line-height="150%" fo:text-align="start" style:justify-single-word="false" fo:text-indent="0cm" style:auto-text-indent="false" fo:background-color="transparent"/>
      <style:text-properties fo:language="es" fo:country="ES" fo:font-weight="bold" officeooo:paragraph-rsid="00001d77" style:font-weight-asian="bold"/>
    </style:style>
    <style:style style:name="P11" style:family="paragraph" style:parent-style-name="Standard" style:master-page-name="">
      <loext:graphic-properties draw:fill="none"/>
      <style:paragraph-properties fo:margin-left="10.1cm" fo:margin-right="0cm" fo:line-height="150%" fo:text-align="start" style:justify-single-word="false" fo:text-indent="0cm" style:auto-text-indent="false" style:page-number="auto" fo:background-color="transparent"/>
      <style:text-properties fo:language="es" fo:country="ES" fo:font-weight="bold" officeooo:paragraph-rsid="00061fe9" style:font-weight-asian="bold"/>
    </style:style>
    <style:style style:name="P12" style:family="paragraph" style:parent-style-name="Text_20_body">
      <style:text-properties fo:font-size="40pt" fo:language="es" fo:country="ES" style:font-size-asian="40pt" style:font-size-complex="40pt"/>
    </style:style>
    <style:style style:name="P13" style:family="paragraph" style:parent-style-name="Text_20_body">
      <style:text-properties officeooo:paragraph-rsid="0005f8f3"/>
    </style:style>
    <style:style style:name="P14" style:family="paragraph" style:parent-style-name="Text_20_body">
      <style:text-properties officeooo:paragraph-rsid="0006c358"/>
    </style:style>
    <style:style style:name="P15" style:family="paragraph" style:parent-style-name="Text_20_body">
      <style:text-properties style:font-name="Calibri" fo:font-size="11pt" fo:language="es" fo:country="ES" fo:font-weight="normal" officeooo:rsid="00001d77" style:font-size-asian="9.60000038146973pt" style:font-weight-asian="normal" style:font-size-complex="11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Calibri" fo:font-size="11pt" fo:language="es" fo:country="ES" fo:font-weight="normal" officeooo:rsid="0006c358" officeooo:paragraph-rsid="000b9b96" style:font-size-asian="9.60000038146973pt" style:font-weight-asian="normal" style:font-size-complex="11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Calibri" fo:font-size="11pt" fo:language="es" fo:country="ES" fo:font-weight="normal" officeooo:rsid="0006c358" officeooo:paragraph-rsid="000c12b0" style:font-size-asian="9.60000038146973pt" style:font-weight-asian="normal" style:font-size-complex="11pt" style:font-weight-complex="normal"/>
    </style:style>
    <style:style style:name="P18" style:family="paragraph" style:parent-style-name="Text_20_body">
      <style:text-properties style:font-name="Liberation Sans" fo:font-size="16.1000003814697pt" fo:language="es" fo:country="ES" fo:font-weight="bold" officeooo:rsid="00089260" officeooo:paragraph-rsid="0008926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9" style:family="paragraph" style:parent-style-name="Text_20_body">
      <style:text-properties officeooo:paragraph-rsid="00089260"/>
    </style:style>
    <style:style style:name="P20" style:family="paragraph" style:parent-style-name="Subtitle">
      <style:text-properties fo:font-size="22pt" fo:language="es" fo:country="ES" officeooo:rsid="0005d151" officeooo:paragraph-rsid="0005d151" style:font-size-asian="22pt" style:font-size-complex="22pt"/>
    </style:style>
    <style:style style:name="P21" style:family="paragraph" style:parent-style-name="Title">
      <style:text-properties fo:font-size="40pt" fo:language="es" fo:country="ES" style:font-size-asian="40pt" style:font-size-complex="40pt"/>
    </style:style>
    <style:style style:name="P22" style:family="paragraph" style:parent-style-name="Heading_20_1">
      <style:text-properties officeooo:paragraph-rsid="0005f8f3"/>
    </style:style>
    <style:style style:name="P23" style:family="paragraph" style:parent-style-name="Heading_20_1">
      <style:text-properties style:font-name="Liberation Sans" fo:font-size="18.2000007629395pt" fo:language="es" fo:country="ES" fo:font-weight="bold" officeooo:rsid="0006c358" officeooo:paragraph-rsid="0006c358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1">
      <style:text-properties style:font-name="Liberation Sans" fo:font-size="18.2000007629395pt" fo:language="es" fo:country="ES" fo:font-weight="bold" officeooo:rsid="00089260" officeooo:paragraph-rsid="0008926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5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8" style:family="paragraph" style:parent-style-name="Heading_20_3">
      <style:text-properties officeooo:paragraph-rsid="0006c358"/>
    </style:style>
    <style:style style:name="P29" style:family="paragraph" style:parent-style-name="Heading_20_3">
      <style:text-properties style:font-name="Liberation Sans" fo:font-size="14.1000003814697pt" fo:language="es" fo:country="ES" fo:font-weight="bold" officeooo:paragraph-rsid="0006c358" style:font-name-asian="Microsoft YaHei" style:font-size-asian="14.1000003814697pt" style:font-weight-asian="bold" style:font-name-complex="Mangal" style:font-size-complex="14.1000003814697pt" style:font-weight-complex="bold"/>
    </style:style>
    <style:style style:name="P30" style:family="paragraph" style:parent-style-name="Heading_20_3">
      <style:text-properties style:font-name="Liberation Sans" fo:font-size="14.1000003814697pt" fo:language="es" fo:country="ES" fo:font-weight="bold" officeooo:rsid="0006c358" officeooo:paragraph-rsid="0006c358" style:font-name-asian="Microsoft YaHei" style:font-size-asian="14.1000003814697pt" style:font-weight-asian="bold" style:font-name-complex="Mangal" style:font-size-complex="14.1000003814697pt" style:font-weight-complex="bold"/>
    </style:style>
    <style:style style:name="P31" style:family="paragraph" style:parent-style-name="Heading_20_2">
      <style:text-properties officeooo:paragraph-rsid="0005f8f3"/>
    </style:style>
    <style:style style:name="P32" style:family="paragraph" style:parent-style-name="Heading_20_2">
      <style:text-properties officeooo:rsid="0006c358" officeooo:paragraph-rsid="0006c358"/>
    </style:style>
    <style:style style:name="P33" style:family="paragraph" style:parent-style-name="Heading_20_2">
      <style:text-properties style:font-name="Liberation Sans" fo:font-size="16.1000003814697pt" fo:language="es" fo:country="ES" fo:font-weight="bold" officeooo:rsid="0006c358" officeooo:paragraph-rsid="0006c358" style:font-name-asian="Microsoft YaHei" style:font-size-asian="16.1000003814697pt" style:font-weight-asian="bold" style:font-name-complex="Mangal" style:font-size-complex="16.1000003814697pt" style:font-weight-complex="bold"/>
    </style:style>
    <style:style style:name="P34" style:family="paragraph" style:parent-style-name="Heading_20_2">
      <style:text-properties style:font-name="Liberation Sans" fo:font-size="16.1000003814697pt" fo:language="es" fo:country="ES" fo:font-weight="bold" officeooo:rsid="0006c358" officeooo:paragraph-rsid="00089260" style:font-name-asian="Microsoft YaHei" style:font-size-asian="16.1000003814697pt" style:font-weight-asian="bold" style:font-name-complex="Mangal" style:font-size-complex="16.1000003814697pt" style:font-weight-complex="bold"/>
    </style:style>
    <style:style style:name="P35" style:family="paragraph" style:parent-style-name="Heading_20_2">
      <style:text-properties style:font-name="Liberation Sans" fo:font-size="16.1000003814697pt" fo:language="es" fo:country="ES" fo:font-weight="bold" officeooo:rsid="00089260" officeooo:paragraph-rsid="00089260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6c358" style:font-weight-asian="bold"/>
    </style:style>
    <style:style style:name="T3" style:family="text">
      <style:text-properties officeooo:rsid="0001a986"/>
    </style:style>
    <style:style style:name="T4" style:family="text">
      <style:text-properties fo:font-size="40pt" fo:font-weight="bold" style:font-size-asian="40pt" style:font-weight-asian="bold" style:font-size-complex="40pt"/>
    </style:style>
    <style:style style:name="T5" style:family="text">
      <style:text-properties fo:language="es" fo:country="ES"/>
    </style:style>
    <style:style style:name="T6" style:family="text">
      <style:text-properties fo:language="es" fo:country="ES" officeooo:rsid="0006c358"/>
    </style:style>
    <style:style style:name="T7" style:family="text">
      <style:text-properties style:font-name="Calibri" fo:font-size="11pt" fo:language="es" fo:country="ES" fo:font-weight="normal" officeooo:rsid="0006c358" style:font-name-asian="Microsoft YaHei" style:font-size-asian="9.60000038146973pt" style:font-weight-asian="normal" style:font-name-complex="Mangal" style:font-size-complex="11pt" style:font-weight-complex="normal"/>
    </style:style>
    <style:style style:name="T8" style:family="text">
      <style:text-properties style:font-name="Calibri" fo:font-size="11pt" fo:language="es" fo:country="ES" fo:font-weight="normal" officeooo:rsid="000b9b96" style:font-name-asian="Microsoft YaHei" style:font-size-asian="9.60000038146973pt" style:font-weight-asian="normal" style:font-name-complex="Mangal" style:font-size-complex="11pt" style:font-weight-complex="normal"/>
    </style:style>
    <style:style style:name="T9" style:family="text">
      <style:text-properties fo:color="#000000" style:font-name="Georgia" fo:font-size="12pt" style:font-size-asian="12pt"/>
    </style:style>
    <style:style style:name="T10" style:family="text">
      <style:text-properties fo:color="#000000" style:font-name="Georgia" fo:font-size="14pt" fo:font-weight="normal" style:font-size-asian="14pt" style:font-weight-asian="normal"/>
    </style:style>
    <style:style style:name="T11" style:family="text">
      <style:text-properties fo:color="#000000" style:font-name="Georgia" fo:font-size="14pt" fo:font-weight="normal" officeooo:rsid="00061fe9" style:font-size-asian="14pt" style:font-weight-asian="normal"/>
    </style:style>
    <style:style style:name="T12" style:family="text">
      <style:text-properties fo:color="#000000" style:font-name="Georgia" fo:font-size="14pt" fo:font-weight="normal" officeooo:rsid="00061fe9" style:font-size-asian="14pt" style:font-weight-asian="normal"/>
    </style:style>
    <style:style style:name="T13" style:family="text">
      <style:text-properties fo:color="#000000" style:font-name="Georgia" fo:font-size="14pt" fo:font-weight="normal" officeooo:rsid="00061fe9" fo:background-color="#fff200" loext:char-shading-value="0" style:font-size-asian="14pt" style:font-weight-asian="normal"/>
    </style:style>
    <style:style style:name="T14" style:family="text">
      <style:text-properties fo:color="#000000" style:font-name="Georgia" fo:font-size="14pt" style:font-size-asian="14pt"/>
    </style:style>
    <style:style style:name="T15" style:family="text">
      <style:text-properties fo:color="#000000" style:font-name="Georgia" fo:font-size="14pt" officeooo:rsid="00061fe9" style:font-size-asian="14pt"/>
    </style:style>
    <style:style style:name="T16" style:family="text">
      <style:text-properties officeooo:rsid="0006c358"/>
    </style:style>
    <style:style style:name="T17" style:family="text">
      <style:text-properties style:font-name="Liberation Sans" fo:font-size="18.2000007629395pt" fo:language="es" fo:country="ES" fo:font-weight="bold" officeooo:rsid="0006c35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8" style:family="text">
      <style:text-properties style:font-name="Liberation Sans" fo:font-size="18.2000007629395pt" fo:language="es" fo:country="ES" fo:font-weight="bold" officeooo:rsid="0008926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9" style:family="text">
      <style:text-properties style:font-name="Liberation Sans" fo:font-size="16.1000003814697pt" fo:language="es" fo:country="ES" fo:font-weight="bold" officeooo:rsid="0006c3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20" style:family="text">
      <style:text-properties style:font-name="Liberation Sans" fo:font-size="16.1000003814697pt" fo:language="es" fo:country="ES" fo:font-weight="bold" officeooo:rsid="00089260" style:font-name-asian="Microsoft YaHei" style:font-size-asian="16.1000003814697pt" style:font-weight-asian="bold" style:font-name-complex="Mangal" style:font-size-complex="16.1000003814697pt" style:font-weight-complex="bold"/>
    </style:style>
    <style:style style:name="T21" style:family="text">
      <style:text-properties style:font-name="Liberation Sans" fo:font-size="14.1000003814697pt" fo:language="es" fo:country="ES" fo:font-weight="bold" officeooo:rsid="0006c358" style:font-name-asian="Microsoft YaHei" style:font-size-asian="14.1000003814697pt" style:font-weight-asian="bold" style:font-name-complex="Mangal" style:font-size-complex="14.1000003814697pt" style:font-weight-complex="bold"/>
    </style:style>
    <style:style style:name="T22" style:family="text">
      <style:text-properties officeooo:rsid="00089260"/>
    </style:style>
    <style:style style:name="T23" style:family="text">
      <style:text-properties fo:font-size="18.2000007629395pt" style:font-size-asian="18.2000007629395pt" style:font-size-complex="18.2000007629395pt"/>
    </style:style>
    <style:style style:name="T24" style:family="text">
      <style:text-properties officeooo:rsid="000b9b96"/>
    </style:style>
    <style:style style:name="T2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7"><text:span text:style-name="T4"/></text:p>
      <text:p text:style-name="Title"/>
      <text:p text:style-name="Text_20_body"/>
      <text:p text:style-name="Text_20_body"/>
      <text:p text:style-name="P21">MEMORIA WEB DISEÑO DE INTERFACES WEB</text:p>
      <text:p text:style-name="P12"/>
      <text:p text:style-name="P12"/>
      <text:p text:style-name="P20">Plantas Carfra</text:p>
      <text:p text:style-name="P1"/>
      <text:p text:style-name="P1"/>
      <text:p text:style-name="P1"/>
      <text:p text:style-name="P1"/>
      <text:p text:style-name="P1"/>
      <text:p text:style-name="P11"><text:span text:style-name="T9"><text:s/></text:span><text:span text:style-name="T14">Autor</text:span><text:span text:style-name="T15">es</text:span><text:span text:style-name="T11">:</text:span></text:p>
      <text:p text:style-name="P8"><text:span text:style-name="T11">Carla</text:span><text:span text:style-name="T13"> (pendiente apellidos)</text:span></text:p>
      <text:p text:style-name="P9"><text:span text:style-name="T11">F</text:span><text:span text:style-name="T10">rancisco José Micó Delgado</text:span></text:p>
      <text:p text:style-name="P10"/>
      <text:p text:style-name="P1"/>
      <text:p text:style-name="P1"><text:soft-page-break/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6"><text:a xlink:type="simple" xlink:href="#__RefHeading___Toc355_3036970065" text:style-name="Index_20_Link" text:visited-style-name="Index_20_Link">1. INTRODUCCIÓN<text:tab/>3</text:a></text:p>
          <text:p text:style-name="P25"><text:a xlink:type="simple" xlink:href="#__RefHeading___Toc357_3036970065" text:style-name="Index_20_Link" text:visited-style-name="Index_20_Link">1.1. Justificación<text:tab/>3</text:a></text:p>
          <text:p text:style-name="P25"><text:a xlink:type="simple" xlink:href="#__RefHeading___Toc359_3036970065" text:style-name="Index_20_Link" text:visited-style-name="Index_20_Link">1.2. Objetivos<text:tab/>3</text:a></text:p>
          <text:p text:style-name="P27"><text:a xlink:type="simple" xlink:href="#__RefHeading___Toc334_3036970065" text:style-name="Index_20_Link" text:visited-style-name="Index_20_Link">1.2.1. <text:s/>Características de la aplicación<text:tab/>3</text:a></text:p>
          <text:p text:style-name="P25"><text:a xlink:type="simple" xlink:href="#__RefHeading___Toc332_3036970065" text:style-name="Index_20_Link" text:visited-style-name="Index_20_Link">1.3. Comparativa<text:tab/>4</text:a></text:p>
          <text:p text:style-name="P26"><text:a xlink:type="simple" xlink:href="#__RefHeading___Toc361_3036970065" text:style-name="Index_20_Link" text:visited-style-name="Index_20_Link">2. ANÁLISIS Y PLANIFICACIÓN<text:tab/>4</text:a></text:p>
          <text:p text:style-name="P25"><text:a xlink:type="simple" xlink:href="#__RefHeading___Toc363_3036970065" text:style-name="Index_20_Link" text:visited-style-name="Index_20_Link">2.1. Análisis<text:tab/>4</text:a></text:p>
          <text:p text:style-name="P27"><text:a xlink:type="simple" xlink:href="#__RefHeading___Toc365_3036970065" text:style-name="Index_20_Link" text:visited-style-name="Index_20_Link">2.1.1. <text:s/>Requisitos funcionales de los usuarios<text:tab/>4</text:a></text:p>
          <text:p text:style-name="P27"><text:a xlink:type="simple" xlink:href="#__RefHeading___Toc367_3036970065" text:style-name="Index_20_Link" text:visited-style-name="Index_20_Link">2.1.2. <text:s/>Requisitos de la aplicación<text:tab/>4</text:a></text:p>
          <text:p text:style-name="P27"><text:a xlink:type="simple" xlink:href="#__RefHeading___Toc369_3036970065" text:style-name="Index_20_Link" text:visited-style-name="Index_20_Link">2.1.3. <text:s/>Lenguaje en la parte cliente<text:tab/>4</text:a></text:p>
          <text:p text:style-name="P25"><text:a xlink:type="simple" xlink:href="#__RefHeading___Toc371_3036970065" text:style-name="Index_20_Link" text:visited-style-name="Index_20_Link">2.2. Planificación y fases del desarrollo<text:tab/>4</text:a></text:p>
          <text:p text:style-name="P26"><text:a xlink:type="simple" xlink:href="#__RefHeading___Toc383_3036970065" text:style-name="Index_20_Link" text:visited-style-name="Index_20_Link">3. DESARROLLO<text:tab/>5</text:a></text:p>
          <text:p text:style-name="P25"><text:a xlink:type="simple" xlink:href="#__RefHeading___Toc385_3036970065" text:style-name="Index_20_Link" text:visited-style-name="Index_20_Link">3.1. Diseño y mockups<text:tab/>5</text:a></text:p>
          <text:p text:style-name="P25"><text:a xlink:type="simple" xlink:href="#__RefHeading___Toc387_3036970065" text:style-name="Index_20_Link" text:visited-style-name="Index_20_Link">3.2. Funcionalidad<text:tab/>5</text:a></text:p>
          <text:p text:style-name="P25"><text:a xlink:type="simple" xlink:href="#__RefHeading___Toc389_3036970065" text:style-name="Index_20_Link" text:visited-style-name="Index_20_Link">3.3. Codificación<text:tab/>5</text:a></text:p>
          <text:p text:style-name="P25"><text:a xlink:type="simple" xlink:href="#__RefHeading___Toc391_3036970065" text:style-name="Index_20_Link" text:visited-style-name="Index_20_Link">3.4. Mantenimiento<text:tab/>5</text:a></text:p>
          <text:p text:style-name="P26"><text:a xlink:type="simple" xlink:href="#__RefHeading___Toc393_3036970065" text:style-name="Index_20_Link" text:visited-style-name="Index_20_Link">4. AMPLIACIONES<text:tab/>6</text:a></text:p>
          <text:p text:style-name="P25"><text:a xlink:type="simple" xlink:href="#__RefHeading___Toc395_3036970065" text:style-name="Index_20_Link" text:visited-style-name="Index_20_Link">4.1. Mejora de código<text:tab/>6</text:a></text:p>
          <text:p text:style-name="P25"><text:a xlink:type="simple" xlink:href="#__RefHeading___Toc397_3036970065" text:style-name="Index_20_Link" text:visited-style-name="Index_20_Link">4.2. Soporte de idiomas<text:tab/>6</text:a></text:p>
          <text:p text:style-name="P26"><text:a xlink:type="simple" xlink:href="#__RefHeading___Toc399_3036970065" text:style-name="Index_20_Link" text:visited-style-name="Index_20_Link">5. EVALUACIÓN Y CONCLUSIONES FINALES<text:tab/>7</text:a></text:p>
          <text:p text:style-name="P26"><text:a xlink:type="simple" xlink:href="#__RefHeading___Toc401_3036970065" text:style-name="Index_20_Link" text:visited-style-name="Index_20_Link">6. REFERENCIAS<text:tab/>8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2" text:outline-level="1"><text:bookmark-start text:name="__RefHeading___Toc355_3036970065"/><text:soft-page-break/><text:span text:style-name="T5">INTRODUCCIÓN </text:span><text:bookmark-end text:name="__RefHeading___Toc355_3036970065"/></text:h>
      <text:h text:style-name="P31" text:outline-level="2" text:restart-numbering="true" text:start-value="-1"><text:bookmark-start text:name="__RefHeading___Toc357_3036970065"/><text:span text:style-name="T5">Justificación</text:span><text:bookmark-end text:name="__RefHeading___Toc357_3036970065"/></text:h>
      <text:p text:style-name="P13"><text:span text:style-name="T5"/></text:p>
      <text:p text:style-name="P17">La página web se ha realizado a petición de dos socios, Fran y Carla, los cuales decidieron formar una empresa pensando que no eran los únicos en tener ideales ecológicos y medioambientales. Por ello nos transmitieron la necesidad que tenían de ofrecer información y respuestas sobre dudas comunes respecto al mundo de las plantas para ayudar a impulsar un estilo de vida mucho más <text:span text:style-name="T25">eco-friendly </text:span>y <text:s/>mejorar el futuro del planeta.</text:p>
      <text:p text:style-name="P17">Ambos clientes buscaban una página web práctica y sencilla, desde la que poder ofrecer entre otras cosas: información sobre plantas, tanto de interior como de exterior, información sobre accesorios útiles para el cuidado de las plantas, información sobre cada estación del año y otras curiosidades como pueden ser consejos para purificar el aire, consejos a la hora de elegir y cuidar los diferentes tipos de plantas así como dar a conocer y publicitar lugares de interés turísticos botánicos.</text:p>
      <text:p text:style-name="P16"/>
      <text:h text:style-name="P32" text:outline-level="2"><text:bookmark-start text:name="__RefHeading___Toc359_3036970065"/><text:span text:style-name="T5">Objetivos</text:span><text:bookmark-end text:name="__RefHeading___Toc359_3036970065"/></text:h>
      <text:p text:style-name="P14"><text:span text:style-name="T5"/></text:p>
      <text:p text:style-name="P3"><text:span text:style-name="T16">El objetivo de la página web es el de poder dar a conocer, a un público variado, todo lo relacionado con el mundo de las plantas, tanto el esfuerzo que conlleva poder cuidarlas, como la alegría y satisfacción que da poder ver todo el proceso de crecimiento de las mismas, con el fin de que las personas puedan hacer este mundo mejor, impulsando el crecimiento y expansión de la naturaleza con los consejos, fotos y video tutoriales que se mostrarán en la misma.</text:span></text:p>
      <text:p text:style-name="P5">Las plantas <text:span text:style-name="T24">nos </text:span>dotan de<text:span text:style-name="T24">l</text:span> oxígeno <text:span text:style-name="T24">que se respira</text:span>, eliminan el dióxido de carbono,<text:span text:style-name="T24"> proporcionan alimentos a multitud de seres vivos y mantienen la tierra fértil, es por ello que con esta aplicación se quiere impulsar el cuidado del medio ambiente y el crecimiento del mismo.</text:span></text:p>
      <text:p text:style-name="P3"><text:span text:style-name="T2"><text:s text:c="10"/></text:span></text:p>
      <text:p text:style-name="P2"><text:span text:style-name="T2"/></text:p>
      <text:h text:style-name="P28" text:outline-level="3"><text:bookmark-start text:name="__RefHeading___Toc334_3036970065"/><text:span text:style-name="T5"><text:s/>Características de la aplicación</text:span><text:bookmark-end text:name="__RefHeading___Toc334_3036970065"/></text:h>
      <text:p text:style-name="P14"><text:span text:style-name="T5"/></text:p>
      <text:p text:style-name="P2">La aplicación cuenta con una página principal <text:span text:style-name="T3">donde se nos mostrarán una serie de imágenes llamativas para llamar la atención las cuales irán pasándose cada X tiempo, a continuación una frase de Martin Luther King muy conocida y al igual que las imágenes, muy llamativa.</text:span></text:p>
      <text:p text:style-name="P4"><text:soft-page-break/><text:span text:style-name="T6">Debajo nos encontramos con 3 apartados, diseñados para todo principiante que se quiera adentrar en este mundo, todos ellos cuentan con su imagen, titulo, una explicación de sus apartados con un desplegable y un vídeo por si quisieran conocer aun mas en profundidad el tema elegido.</text:span></text:p>
      <text:p text:style-name="P14"><text:span text:style-name="T6"/></text:p>
      <text:h text:style-name="P32" text:outline-level="2"><text:bookmark-start text:name="__RefHeading___Toc332_3036970065"/><text:span text:style-name="T6">C</text:span><text:span text:style-name="T5">omparativa</text:span><text:bookmark-end text:name="__RefHeading___Toc332_3036970065"/></text:h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5"><text:span text:style-name="T1"/></text:p>
      <text:h text:style-name="P23" text:outline-level="1"><text:bookmark-start text:name="__RefHeading___Toc361_3036970065"/>ANÁLISIS Y PLANIFICACIÓN<text:bookmark-end text:name="__RefHeading___Toc361_3036970065"/></text:h>
      <text:h text:style-name="P33" text:outline-level="2" text:restart-numbering="true" text:start-value="-1"><text:bookmark-start text:name="__RefHeading___Toc363_3036970065"/>Análisis<text:bookmark-end text:name="__RefHeading___Toc363_3036970065"/></text:h>
      <text:p text:style-name="P14"><text:span text:style-name="T19"/></text:p>
      <text:h text:style-name="P30" text:outline-level="3"><text:bookmark-start text:name="__RefHeading___Toc365_3036970065"/><text:s/>Requisitos funcionales de los usuarios<text:bookmark-end text:name="__RefHeading___Toc365_3036970065"/></text:h>
      <text:p text:style-name="P14"><text:span text:style-name="T21"/></text:p>
      <text:h text:style-name="P30" text:outline-level="3"><text:bookmark-start text:name="__RefHeading___Toc367_3036970065"/><text:s/>Requisitos de la aplicación<text:bookmark-end text:name="__RefHeading___Toc367_3036970065"/></text:h>
      <text:p text:style-name="P14"><text:span text:style-name="T21"/></text:p>
      <text:h text:style-name="P29" text:outline-level="3"><text:bookmark-start text:name="__RefHeading___Toc369_3036970065"/><text:span text:style-name="T16"><text:s/>Lenguaje en la parte cliente</text:span><text:bookmark-end text:name="__RefHeading___Toc369_3036970065"/></text:h>
      <text:p text:style-name="P14"><text:span text:style-name="T17"/></text:p>
      <text:p text:style-name="P14"><text:span text:style-name="T17"/></text:p>
      <text:h text:style-name="P33" text:outline-level="2"><text:bookmark-start text:name="__RefHeading___Toc371_3036970065"/>Planificación y fases del desarrollo<text:bookmark-end text:name="__RefHeading___Toc371_3036970065"/></text:h>
      <text:p text:style-name="P14"><text:span text:style-name="T19"/></text:p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4" text:outline-level="1"><text:bookmark-start text:name="__RefHeading___Toc383_3036970065"/>DESARROLLO<text:bookmark-end text:name="__RefHeading___Toc383_3036970065"/></text:h>
      <text:h text:style-name="P35" text:outline-level="2" text:restart-numbering="true" text:start-value="-1"><text:bookmark-start text:name="__RefHeading___Toc385_3036970065"/><text:span text:style-name="T23">Diseño y mockups</text:span><text:bookmark-end text:name="__RefHeading___Toc385_3036970065"/></text:h>
      <text:p text:style-name="P19"><text:span text:style-name="T18"/></text:p>
      <text:h text:style-name="P34" text:outline-level="2"><text:bookmark-start text:name="__RefHeading___Toc387_3036970065"/><text:span text:style-name="T22">Funci</text:span>o<text:span text:style-name="T22">nalidad</text:span><text:bookmark-end text:name="__RefHeading___Toc387_3036970065"/></text:h>
      <text:p text:style-name="P19"><text:span text:style-name="T20"/></text:p>
      <text:h text:style-name="P35" text:outline-level="2"><text:bookmark-start text:name="__RefHeading___Toc389_3036970065"/>Codificación<text:bookmark-end text:name="__RefHeading___Toc389_3036970065"/></text:h>
      <text:p text:style-name="P19"><text:span text:style-name="T20"/></text:p>
      <text:h text:style-name="P35" text:outline-level="2"><text:bookmark-start text:name="__RefHeading___Toc391_3036970065"/>Mantenimiento<text:bookmark-end text:name="__RefHeading___Toc391_3036970065"/></text:h>
      <text:p text:style-name="P19"><text:span text:style-name="T20"/></text:p>
      <text:p text:style-name="P19"><text:span text:style-name="T20"/></text:p>
      <text:p text:style-name="P19"><text:span text:style-name="T20"/></text:p>
      <text:p text:style-name="P19"><text:span text:style-name="T20"/></text:p>
      <text:p text:style-name="P19"><text:span text:style-name="T20"/></text:p>
      <text:p text:style-name="P19"><text:span text:style-name="T20"/></text:p>
      <text:p text:style-name="P19"><text:soft-page-break/><text:span text:style-name="T20"/></text:p>
      <text:p text:style-name="P19"><text:span text:style-name="T20"/></text:p>
      <text:p text:style-name="P19"><text:span text:style-name="T20"/></text:p>
      <text:p text:style-name="P19"><text:span text:style-name="T20"/></text:p>
      <text:p text:style-name="P19"><text:span text:style-name="T20"/></text:p>
      <text:p text:style-name="P19"><text:span text:style-name="T20"/></text:p>
      <text:p text:style-name="P19"><text:span text:style-name="T20"/></text:p>
      <text:p text:style-name="P19"><text:span text:style-name="T20"/></text:p>
      <text:h text:style-name="P24" text:outline-level="1"><text:bookmark-start text:name="__RefHeading___Toc393_3036970065"/>AMPLIACIONES<text:bookmark-end text:name="__RefHeading___Toc393_3036970065"/></text:h>
      <text:h text:style-name="P35" text:outline-level="2" text:restart-numbering="true" text:start-value="-1"><text:bookmark-start text:name="__RefHeading___Toc395_3036970065"/><text:span text:style-name="T23">Mejora de código</text:span><text:bookmark-end text:name="__RefHeading___Toc395_3036970065"/></text:h>
      <text:p text:style-name="P19"><text:span text:style-name="T18"/></text:p>
      <text:h text:style-name="P35" text:outline-level="2"><text:bookmark-start text:name="__RefHeading___Toc397_3036970065"/>Soporte de idiomas<text:bookmark-end text:name="__RefHeading___Toc397_3036970065"/></text:h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oft-page-break/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h text:style-name="P24" text:outline-level="1"><text:bookmark-start text:name="__RefHeading___Toc399_3036970065"/>EVALUACIÓN Y CONCLUSIONES FINALES<text:bookmark-end text:name="__RefHeading___Toc399_3036970065"/></text:h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oft-page-break/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p text:style-name="P19"><text:span text:style-name="T18"/></text:p>
      <text:h text:style-name="P24" text:outline-level="1"><text:bookmark-start text:name="__RefHeading___Toc401_3036970065"/>REFERENCIAS<text:bookmark-end text:name="__RefHeading___Toc401_3036970065"/></text:h>
      <text:p text:style-name="P19"><text:span text:style-name="T8">[1] </text:span><text:a xlink:type="simple" xlink:href="https://www.fao.org/3/w1309s/w1309s07.htm" text:style-name="Internet_20_link" text:visited-style-name="Visited_20_Internet_20_Link">https://www.fao.org/3/w1309s/w1309s07.htm</text:a><text:span text:style-name="T7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style:font-name="Georgia" fo:font-family="Georgia" style:font-family-generic="roman" style:font-pitch="variable" fo:font-size="12pt"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0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499cm" fo:margin-left="0cm" fo:margin-right="0cm" fo:margin-top="2.39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15.171cm" svg:y="-1.482cm" svg:width="2.434cm" svg:height="2.434cm" draw:z-index="1"><draw:image xlink:href="Pictures/100000000000024F0000024FF61B8D187C6D09B5.jpg" xlink:type="simple" xlink:show="embed" xlink:actuate="onLoad" loext:mime-type="image/jpeg"/></draw:frame></text:p>
      </style:header>
    </style:master-page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3:56:00</meta:creation-date>
    <meta:generator>LibreOffice/6.1.2.1$Windows_X86_64 LibreOffice_project/65905a128db06ba48db947242809d14d3f9a93fe</meta:generator>
    <dc:date>2022-12-26T21:05:53.991000000</dc:date>
    <meta:editing-duration>PT3H24M6S</meta:editing-duration>
    <meta:editing-cycles>9</meta:editing-cycles>
    <dc:title>Desarrollo de una aplicación domótica basada en el estándar KNX y su control web</dc:title>
    <meta:initial-creator>Vicente Sánchez Cervera</meta:initial-creator>
    <meta:document-statistic meta:table-count="0" meta:image-count="1" meta:object-count="0" meta:page-count="8" meta:paragraph-count="56" meta:word-count="551" meta:character-count="3397" meta:non-whitespace-character-count="2900"/>
  </office:meta>
</office:document-meta>
</file>